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</office:automatic-styles>
  <office:body>
    <office:spreadsheet>
      <table:calculation-settings/>
      <table:table table:name="Sheet1" table:style-name="ta1">
        <table:table-column table:number-columns-repeated="6"/>
        <table:table-row>
          <table:table-cell office:value-type="string" office:string-value="mouse_id">
            <text:p>mouse_id</text:p>
          </table:table-cell>
          <table:table-cell office:value-type="string" office:string-value="code">
            <text:p>code</text:p>
          </table:table-cell>
          <table:table-cell office:value-type="string" office:string-value="user">
            <text:p>user</text:p>
          </table:table-cell>
          <table:table-cell office:value-type="string" office:string-value="day">
            <text:p>day</text:p>
          </table:table-cell>
          <table:table-cell office:value-type="string" office:string-value="cell_type">
            <text:p>cell_type</text:p>
          </table:table-cell>
          <table:table-cell office:value-type="string" office:string-value="percent_engraftment">
            <text:p>percent_engraftment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A">
            <text:p>AGA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5">
            <text:p>0.05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5">
            <text:p>0.05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
 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
   
   <text:sheet-name>???</text:sheet-name>
  
   
 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6</meta:editing-cycles>
    <dc:date>2019-03-18T15:28:43</dc:date>
    <meta:creation-date>2019-03-15T11:52:09</meta:creation-date>
    <dc:creator>Samir Akre</dc:creator>
  </office:meta>
</office:document-meta>
</file>